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stClientException.RestClient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ClientException.RestClientException( String msg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